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code@becode-HP-EliteBook-8560p:~$ FROM python:3.7</text:p>
      <text:p text:style-name="Standard">FROM: command not found</text:p>
      <text:p text:style-name="Standard">becode@becode-HP-EliteBook-8560p:~$ print("Hello world!")</text:p>
      <text:p text:style-name="Standard">bash: syntax error near unexpected token `"Hello world!"'</text:p>
      <text:p text:style-name="Standard">becode@becode-HP-EliteBook-8560p:~$ sudo apt-get update</text:p>
      <text:p text:style-name="Standard">[sudo] password for becode: </text:p>
      <text:p text:style-name="Standard"/>
      <text:p text:style-name="Standard">Sorry, try again.</text:p>
      <text:p text:style-name="Standard">[sudo] password for becode: </text:p>
      <text:p text:style-name="Standard">Sorry, try again.</text:p>
      <text:p text:style-name="Standard">[sudo] password for becode: </text:p>
      <text:p text:style-name="Standard"/>
      <text:p text:style-name="Standard">sudo: 3 incorrect password attempts</text:p>
      <text:p text:style-name="Standard">becode@becode-HP-EliteBook-8560p:~$ </text:p>
      <text:p text:style-name="Standard">becode@becode-HP-EliteBook-8560p:~$ docker version</text:p>
      <text:p text:style-name="Standard">Client:</text:p>
      <text:p text:style-name="Standard"><text:s/>Version: <text:s text:c="10"/>20.10.7</text:p>
      <text:p text:style-name="Standard"><text:s/>API version: <text:s text:c="6"/>1.41</text:p>
      <text:p text:style-name="Standard"><text:s/>Go version: <text:s text:c="7"/>go1.13.8</text:p>
      <text:p text:style-name="Standard"><text:s/>Git commit: <text:s text:c="7"/>20.10.7-0ubuntu1~18.04.1</text:p>
      <text:p text:style-name="Standard"><text:s/>Built: <text:s text:c="12"/>Wed Aug <text:s/>4 22:43:25 2021</text:p>
      <text:p text:style-name="Standard"><text:s/>OS/Arch: <text:s text:c="10"/>linux/amd64</text:p>
      <text:p text:style-name="Standard"><text:s/>Context: <text:s text:c="10"/>default</text:p>
      <text:p text:style-name="Standard"><text:s/>Experimental: <text:s text:c="5"/>true</text:p>
      <text:p text:style-name="Standard">Got permission denied while trying to connect to the Docker daemon socket at unix:///var/run/docker.sock: Get http://%2Fvar%2Frun%2Fdocker.sock/v1.24/version: dial unix /var/run/docker.sock: connect: permission denied</text:p>
      <text:p text:style-name="Standard">becode@becode-HP-EliteBook-8560p:~$ docker ps</text:p>
      <text:p text:style-name="Standard">Got permission denied while trying to connect to the Docker daemon socket at unix:///var/run/docker.sock: Get http://%2Fvar%2Frun%2Fdocker.sock/v1.24/containers/json: dial unix /var/run/docker.sock: connect: permission denied</text:p>
      <text:p text:style-name="Standard">becode@becode-HP-EliteBook-8560p:~$ becode </text:p>
      <text:p text:style-name="Standard"/>
      <text:p text:style-name="Standard">Command 'becode' not found, did you mean:</text:p>
      <text:p text:style-name="Standard"/>
      <text:p text:style-name="Standard"><text:s text:c="2"/>command 'recode' from deb recode</text:p>
      <text:p text:style-name="Standard"/>
      <text:p text:style-name="Standard">Try: sudo apt install &lt;deb name&gt;</text:p>
      <text:p text:style-name="Standard"/>
      <text:p text:style-name="Standard">becode@becode-HP-EliteBook-8560p:~$ sudo apt-get update</text:p>
      <text:p text:style-name="Standard">[sudo] password for becode: </text:p>
      <text:p text:style-name="Standard">Hit:1 http://dl.google.com/linux/chrome/deb stable InRelease</text:p>
      <text:p text:style-name="Standard">Hit:2 http://be.archive.ubuntu.com/ubuntu bionic InRelease <text:s text:c="20"/></text:p>
      <text:p text:style-name="Standard">Hit:3 http://packages.microsoft.com/repos/code stable InRelease <text:s text:c="15"/></text:p>
      <text:p text:style-name="Standard">Hit:4 https://linux.teamviewer.com/deb stable InRelease <text:s text:c="23"/></text:p>
      <text:p text:style-name="Standard">Get:5 http://security.ubuntu.com/ubuntu bionic-security InRelease [88,7 kB] <text:s text:c="3"/></text:p>
      <text:p text:style-name="Standard">Get:6 http://be.archive.ubuntu.com/ubuntu bionic-updates InRelease [88,7 kB] <text:s text:c="2"/></text:p>
      <text:p text:style-name="Standard">Get:7 http://be.archive.ubuntu.com/ubuntu bionic-backports InRelease [74,6 kB] </text:p>
      <text:p text:style-name="Standard">Fetched 252 kB in 2s (165 kB/s) <text:s text:c="31"/></text:p>
      <text:p text:style-name="Standard">Reading package lists... Done</text:p>
      <text:p text:style-name="Standard">W: Target Packages (main/binary-amd64/Packages) is configured multiple times in /etc/apt/sources.list.d/google-chrome-unstable.list:3 and /etc/apt/sources.list.d/google-chrome.list:3</text:p>
      <text:p text:style-name="Standard"><text:soft-page-break/>W: Target Packages (main/binary-all/Packages) is configured multiple times in /etc/apt/sources.list.d/google-chrome-unstable.list:3 and /etc/apt/sources.list.d/google-chrome.list:3</text:p>
      <text:p text:style-name="Standard">W: Target Translations (main/i18n/Translation-en_US) is configured multiple times in /etc/apt/sources.list.d/google-chrome-unstable.list:3 and /etc/apt/sources.list.d/google-chrome.list:3</text:p>
      <text:p text:style-name="Standard">W: Target Translations (main/i18n/Translation-en) is configured multiple times in /etc/apt/sources.list.d/google-chrome-unstable.list:3 and /etc/apt/sources.list.d/google-chrome.list:3</text:p>
      <text:p text:style-name="Standard">W: Target DEP-11 (main/dep11/Components-amd64.yml) is configured multiple times in /etc/apt/sources.list.d/google-chrome-unstable.list:3 and /etc/apt/sources.list.d/google-chrome.list:3</text:p>
      <text:p text:style-name="Standard">W: Target DEP-11 (main/dep11/Components-all.yml) is configured multiple times in /etc/apt/sources.list.d/google-chrome-unstable.list:3 and /etc/apt/sources.list.d/google-chrome.list:3</text:p>
      <text:p text:style-name="Standard">W: Target DEP-11-icons-small (main/dep11/icons-48x48.tar) is configured multiple times in /etc/apt/sources.list.d/google-chrome-unstable.list:3 and /etc/apt/sources.list.d/google-chrome.list:3</text:p>
      <text:p text:style-name="Standard">W: Target DEP-11-icons (main/dep11/icons-64x64.tar) is configured multiple times in /etc/apt/sources.list.d/google-chrome-unstable.list:3 and /etc/apt/sources.list.d/google-chrome.list:3</text:p>
      <text:p text:style-name="Standard">W: Target CNF (main/cnf/Commands-amd64) is configured multiple times in /etc/apt/sources.list.d/google-chrome-unstable.list:3 and /etc/apt/sources.list.d/google-chrome.list:3</text:p>
      <text:p text:style-name="Standard">W: Target CNF (main/cnf/Commands-all) is configured multiple times in /etc/apt/sources.list.d/google-chrome-unstable.list:3 and /etc/apt/sources.list.d/google-chrome.list:3</text:p>
      <text:p text:style-name="Standard">W: Target Packages (main/binary-amd64/Packages) is configured multiple times in /etc/apt/sources.list.d/google-chrome-unstable.list:3 and /etc/apt/sources.list.d/google-chrome.list:3</text:p>
      <text:p text:style-name="Standard">W: Target Packages (main/binary-all/Packages) is configured multiple times in /etc/apt/sources.list.d/google-chrome-unstable.list:3 and /etc/apt/sources.list.d/google-chrome.list:3</text:p>
      <text:p text:style-name="Standard">W: Target Translations (main/i18n/Translation-en_US) is configured multiple times in /etc/apt/sources.list.d/google-chrome-unstable.list:3 and /etc/apt/sources.list.d/google-chrome.list:3</text:p>
      <text:p text:style-name="Standard">W: Target Translations (main/i18n/Translation-en) is configured multiple times in /etc/apt/sources.list.d/google-chrome-unstable.list:3 and /etc/apt/sources.list.d/google-chrome.list:3</text:p>
      <text:p text:style-name="Standard">W: Target DEP-11 (main/dep11/Components-amd64.yml) is configured multiple times in /etc/apt/sources.list.d/google-chrome-unstable.list:3 and /etc/apt/sources.list.d/google-chrome.list:3</text:p>
      <text:p text:style-name="Standard">W: Target DEP-11 (main/dep11/Components-all.yml) is configured multiple times in /etc/apt/sources.list.d/google-chrome-unstable.list:3 and /etc/apt/sources.list.d/google-chrome.list:3</text:p>
      <text:p text:style-name="Standard">W: Target DEP-11-icons-small (main/dep11/icons-48x48.tar) is configured multiple times in /etc/apt/sources.list.d/google-chrome-unstable.list:3 and /etc/apt/sources.list.d/google-chrome.list:3</text:p>
      <text:p text:style-name="Standard">W: Target DEP-11-icons (main/dep11/icons-64x64.tar) is configured multiple times in /etc/apt/sources.list.d/google-chrome-unstable.list:3 and /etc/apt/sources.list.d/google-chrome.list:3</text:p>
      <text:p text:style-name="Standard">W: Target CNF (main/cnf/Commands-amd64) is configured multiple times in /etc/apt/sources.list.d/google-chrome-unstable.list:3 and /etc/apt/sources.list.d/google-chrome.list:3</text:p>
      <text:p text:style-name="Standard">W: Target CNF (main/cnf/Commands-all) is configured multiple times in /etc/apt/sources.list.d/google-chrome-unstable.list:3 and /etc/apt/sources.list.d/google-chrome.list:3</text:p>
      <text:p text:style-name="Standard">becode@becode-HP-EliteBook-8560p:~$ sudo gpasswd -a $USER docker</text:p>
      <text:p text:style-name="Standard">Adding user becode to group docker</text:p>
      <text:p text:style-name="Standard">becode@becode-HP-EliteBook-8560p:~$ FROM python:3.7</text:p>
      <text:p text:style-name="Standard">FROM: command not found</text:p>
      <text:p text:style-name="Standard">becode@becode-HP-EliteBook-8560p:~$ print("Hello world!")</text:p>
      <text:p text:style-name="Standard">bash: syntax error near unexpected token `"Hello world!"'</text:p>
      <text:p text:style-name="Standard">becode@becode-HP-EliteBook-8560p:~$ <text:s/>sudo apt-get remove docker docker-engine docker.io containerd runc</text:p>
      <text:p text:style-name="Standard">[sudo] password for becode: 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Package 'docker-engine' is not installed, so not removed</text:p>
      <text:p text:style-name="Standard">Package 'docker' is not installed, so not removed</text:p>
      <text:p text:style-name="Standard"><text:soft-page-break/>The following packages were automatically installed and are no longer required:</text:p>
      <text:p text:style-name="Standard"><text:s text:c="2"/>bridge-utils linux-hwe-5.4-headers-5.4.0-48 linux-hwe-5.4-headers-5.4.0-51</text:p>
      <text:p text:style-name="Standard"><text:s text:c="2"/>linux-hwe-5.4-headers-5.4.0-52 linux-hwe-5.4-headers-5.4.0-53</text:p>
      <text:p text:style-name="Standard"><text:s text:c="2"/>linux-hwe-5.4-headers-5.4.0-54 linux-hwe-5.4-headers-5.4.0-56</text:p>
      <text:p text:style-name="Standard"><text:s text:c="2"/>linux-hwe-5.4-headers-5.4.0-58 linux-hwe-5.4-headers-5.4.0-59</text:p>
      <text:p text:style-name="Standard"><text:s text:c="2"/>linux-hwe-5.4-headers-5.4.0-65 pigz ubuntu-fan</text:p>
      <text:p text:style-name="Standard">Use 'sudo apt autoremove' to remove them.</text:p>
      <text:p text:style-name="Standard">The following packages will be REMOVED:</text:p>
      <text:p text:style-name="Standard"><text:s text:c="2"/>containerd docker.io runc</text:p>
      <text:p text:style-name="Standard">0 upgraded, 0 newly installed, 3 to remove and 138 not upgraded.</text:p>
      <text:p text:style-name="Standard">After this operation, 358 MB disk space will be freed.</text:p>
      <text:p text:style-name="Standard">Do you want to continue? [Y/n] y</text:p>
      <text:p text:style-name="Standard">(Reading database ... 369399 files and directories currently installed.)</text:p>
      <text:p text:style-name="Standard">Removing docker.io (20.10.7-0ubuntu1~18.04.1) ...</text:p>
      <text:p text:style-name="Standard">'/usr/share/docker.io/contrib/nuke-graph-directory.sh' -&gt; '/var/lib/docker/nuke-graph-directory.sh'</text:p>
      <text:p text:style-name="Standard">Removing containerd (1.5.2-0ubuntu1~18.04.2) ...</text:p>
      <text:p text:style-name="Standard">Removing runc (1.0.0~rc95-0ubuntu1~18.04.2) ...</text:p>
      <text:p text:style-name="Standard">Processing triggers for man-db (2.8.3-2ubuntu0.1) ...</text:p>
      <text:p text:style-name="Standard">becode@becode-HP-EliteBook-8560p:~$ <text:s/>sudo apt-get update</text:p>
      <text:p text:style-name="Standard">Hit:1 http://be.archive.ubuntu.com/ubuntu bionic InRelease</text:p>
      <text:p text:style-name="Standard">Get:2 http://be.archive.ubuntu.com/ubuntu bionic-updates InRelease [88,7 kB] <text:s text:c="2"/></text:p>
      <text:p text:style-name="Standard">Hit:3 http://packages.microsoft.com/repos/code stable InRelease <text:s text:c="15"/></text:p>
      <text:p text:style-name="Standard">Get:4 http://security.ubuntu.com/ubuntu bionic-security InRelease [88,7 kB] <text:s text:c="3"/></text:p>
      <text:p text:style-name="Standard">Hit:5 https://linux.teamviewer.com/deb stable InRelease <text:s text:c="23"/></text:p>
      <text:p text:style-name="Standard">Hit:6 http://dl.google.com/linux/chrome/deb stable InRelease <text:s text:c="18"/></text:p>
      <text:p text:style-name="Standard">Get:7 http://be.archive.ubuntu.com/ubuntu bionic-backports InRelease [74,6 kB] </text:p>
      <text:p text:style-name="Standard">Fetched 252 kB in 1s (207 kB/s) <text:s text:c="47"/></text:p>
      <text:p text:style-name="Standard">Reading package lists... Done</text:p>
      <text:p text:style-name="Standard">W: Target Packages (main/binary-amd64/Packages) is configured multiple times in /etc/apt/sources.list.d/google-chrome-unstable.list:3 and /etc/apt/sources.list.d/google-chrome.list:3</text:p>
      <text:p text:style-name="Standard">W: Target Packages (main/binary-all/Packages) is configured multiple times in /etc/apt/sources.list.d/google-chrome-unstable.list:3 and /etc/apt/sources.list.d/google-chrome.list:3</text:p>
      <text:p text:style-name="Standard">W: Target Translations (main/i18n/Translation-en_US) is configured multiple times in /etc/apt/sources.list.d/google-chrome-unstable.list:3 and /etc/apt/sources.list.d/google-chrome.list:3</text:p>
      <text:p text:style-name="Standard">W: Target Translations (main/i18n/Translation-en) is configured multiple times in /etc/apt/sources.list.d/google-chrome-unstable.list:3 and /etc/apt/sources.list.d/google-chrome.list:3</text:p>
      <text:p text:style-name="Standard">W: Target DEP-11 (main/dep11/Components-amd64.yml) is configured multiple times in /etc/apt/sources.list.d/google-chrome-unstable.list:3 and /etc/apt/sources.list.d/google-chrome.list:3</text:p>
      <text:p text:style-name="Standard">W: Target DEP-11 (main/dep11/Components-all.yml) is configured multiple times in /etc/apt/sources.list.d/google-chrome-unstable.list:3 and /etc/apt/sources.list.d/google-chrome.list:3</text:p>
      <text:p text:style-name="Standard">W: Target DEP-11-icons-small (main/dep11/icons-48x48.tar) is configured multiple times in /etc/apt/sources.list.d/google-chrome-unstable.list:3 and /etc/apt/sources.list.d/google-chrome.list:3</text:p>
      <text:p text:style-name="Standard">W: Target DEP-11-icons (main/dep11/icons-64x64.tar) is configured multiple times in /etc/apt/sources.list.d/google-chrome-unstable.list:3 and /etc/apt/sources.list.d/google-chrome.list:3</text:p>
      <text:p text:style-name="Standard">W: Target CNF (main/cnf/Commands-amd64) is configured multiple times in /etc/apt/sources.list.d/google-chrome-unstable.list:3 and /etc/apt/sources.list.d/google-chrome.list:3</text:p>
      <text:p text:style-name="Standard">W: Target CNF (main/cnf/Commands-all) is configured multiple times in /etc/apt/sources.list.d/google-chrome-unstable.list:3 and /etc/apt/sources.list.d/google-chrome.list:3</text:p>
      <text:p text:style-name="Standard">W: Target Packages (main/binary-amd64/Packages) is configured multiple times in /etc/apt/sources.list.d/google-chrome-unstable.list:3 and /etc/apt/sources.list.d/google-chrome.list:3</text:p>
      <text:p text:style-name="Standard">W: Target Packages (main/binary-all/Packages) is configured multiple times in /etc/apt/sources.list.d/google-chrome-unstable.list:3 and /etc/apt/sources.list.d/google-chrome.list:3</text:p>
      <text:p text:style-name="Standard"><text:soft-page-break/>W: Target Translations (main/i18n/Translation-en_US) is configured multiple times in /etc/apt/sources.list.d/google-chrome-unstable.list:3 and /etc/apt/sources.list.d/google-chrome.list:3</text:p>
      <text:p text:style-name="Standard">W: Target Translations (main/i18n/Translation-en) is configured multiple times in /etc/apt/sources.list.d/google-chrome-unstable.list:3 and /etc/apt/sources.list.d/google-chrome.list:3</text:p>
      <text:p text:style-name="Standard">W: Target DEP-11 (main/dep11/Components-amd64.yml) is configured multiple times in /etc/apt/sources.list.d/google-chrome-unstable.list:3 and /etc/apt/sources.list.d/google-chrome.list:3</text:p>
      <text:p text:style-name="Standard">W: Target DEP-11 (main/dep11/Components-all.yml) is configured multiple times in /etc/apt/sources.list.d/google-chrome-unstable.list:3 and /etc/apt/sources.list.d/google-chrome.list:3</text:p>
      <text:p text:style-name="Standard">W: Target DEP-11-icons-small (main/dep11/icons-48x48.tar) is configured multiple times in /etc/apt/sources.list.d/google-chrome-unstable.list:3 and /etc/apt/sources.list.d/google-chrome.list:3</text:p>
      <text:p text:style-name="Standard">W: Target DEP-11-icons (main/dep11/icons-64x64.tar) is configured multiple times in /etc/apt/sources.list.d/google-chrome-unstable.list:3 and /etc/apt/sources.list.d/google-chrome.list:3</text:p>
      <text:p text:style-name="Standard">W: Target CNF (main/cnf/Commands-amd64) is configured multiple times in /etc/apt/sources.list.d/google-chrome-unstable.list:3 and /etc/apt/sources.list.d/google-chrome.list:3</text:p>
      <text:p text:style-name="Standard">W: Target CNF (main/cnf/Commands-all) is configured multiple times in /etc/apt/sources.list.d/google-chrome-unstable.list:3 and /etc/apt/sources.list.d/google-chrome.list:3</text:p>
      <text:p text:style-name="Standard">becode@becode-HP-EliteBook-8560p:~$ </text:p>
      <text:p text:style-name="Standard">becode@becode-HP-EliteBook-8560p:~$ <text:s/>sudo apt-get install \</text:p>
      <text:p text:style-name="Standard">&gt; <text:s text:c="4"/>apt-transport-https \</text:p>
      <text:p text:style-name="Standard">&gt; <text:s text:c="4"/>ca-certificates \</text:p>
      <text:p text:style-name="Standard">&gt; <text:s text:c="4"/>curl \</text:p>
      <text:p text:style-name="Standard">&gt; <text:s text:c="4"/>gnupg \</text:p>
      <text:p text:style-name="Standard">&gt; <text:s text:c="4"/>lsb-release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lsb-release is already the newest version (9.20170808ubuntu1).</text:p>
      <text:p text:style-name="Standard">lsb-release set to manually installed.</text:p>
      <text:p text:style-name="Standard">ca-certificates is already the newest version (20210119~18.04.1).</text:p>
      <text:p text:style-name="Standard">ca-certificates set to manually installed.</text:p>
      <text:p text:style-name="Standard">The following packages were automatically installed and are no longer required:</text:p>
      <text:p text:style-name="Standard"><text:s text:c="2"/>bridge-utils linux-hwe-5.4-headers-5.4.0-48 linux-hwe-5.4-headers-5.4.0-51</text:p>
      <text:p text:style-name="Standard"><text:s text:c="2"/>linux-hwe-5.4-headers-5.4.0-52 linux-hwe-5.4-headers-5.4.0-53</text:p>
      <text:p text:style-name="Standard"><text:s text:c="2"/>linux-hwe-5.4-headers-5.4.0-54 linux-hwe-5.4-headers-5.4.0-56</text:p>
      <text:p text:style-name="Standard"><text:s text:c="2"/>linux-hwe-5.4-headers-5.4.0-58 linux-hwe-5.4-headers-5.4.0-59</text:p>
      <text:p text:style-name="Standard"><text:s text:c="2"/>linux-hwe-5.4-headers-5.4.0-65 pigz ubuntu-fan</text:p>
      <text:p text:style-name="Standard">Use 'sudo apt autoremove' to remove them.</text:p>
      <text:p text:style-name="Standard">The following additional packages will be installed:</text:p>
      <text:p text:style-name="Standard"><text:s text:c="2"/>dirmngr gnupg-l10n gnupg-utils gpg gpg-agent gpg-wks-client gpg-wks-server</text:p>
      <text:p text:style-name="Standard"><text:s text:c="2"/>gpgconf gpgsm gpgv libcurl4</text:p>
      <text:p text:style-name="Standard">Suggested packages:</text:p>
      <text:p text:style-name="Standard"><text:s text:c="2"/>tor parcimonie xloadimage scdaemon</text:p>
      <text:p text:style-name="Standard">The following NEW packages will be installed:</text:p>
      <text:p text:style-name="Standard"><text:s text:c="2"/>apt-transport-https curl libcurl4</text:p>
      <text:p text:style-name="Standard">The following packages will be upgraded:</text:p>
      <text:p text:style-name="Standard"><text:s text:c="2"/>dirmngr gnupg gnupg-l10n gnupg-utils gpg gpg-agent gpg-wks-client</text:p>
      <text:p text:style-name="Standard"><text:s text:c="2"/>gpg-wks-server gpgconf gpgsm gpgv</text:p>
      <text:p text:style-name="Standard">11 upgraded, 3 newly installed, 0 to remove and 127 not upgraded.</text:p>
      <text:p text:style-name="Standard">Need to get 382 kB/2.532 kB of archives.</text:p>
      <text:p text:style-name="Standard">After this operation, 1.204 kB of additional disk space will be used.</text:p>
      <text:p text:style-name="Standard">Do you want to continue? [Y/n] y</text:p>
      <text:p text:style-name="Standard">Get:1 http://be.archive.ubuntu.com/ubuntu bionic-updates/universe amd64 apt-transport-https all <text:soft-page-break/>1.6.14 [4.348 B]</text:p>
      <text:p text:style-name="Standard">Get:2 http://be.archive.ubuntu.com/ubuntu bionic-updates/main amd64 libcurl4 amd64 7.58.0-2ubuntu3.14 [219 kB]</text:p>
      <text:p text:style-name="Standard">Get:3 http://be.archive.ubuntu.com/ubuntu bionic-updates/main amd64 curl amd64 7.58.0-2ubuntu3.14 [159 kB]</text:p>
      <text:p text:style-name="Standard">Fetched 382 kB in 1s (518 kB/s)</text:p>
      <text:p text:style-name="Standard">(Reading database ... 369140 files and directories currently installed.)</text:p>
      <text:p text:style-name="Standard">Preparing to unpack .../00-gpg-wks-client_2.2.4-1ubuntu1.4_amd64.deb ...</text:p>
      <text:p text:style-name="Standard">Unpacking gpg-wks-client (2.2.4-1ubuntu1.4) over (2.2.4-1ubuntu1.3) ...</text:p>
      <text:p text:style-name="Standard">Preparing to unpack .../01-dirmngr_2.2.4-1ubuntu1.4_amd64.deb ...</text:p>
      <text:p text:style-name="Standard">Unpacking dirmngr (2.2.4-1ubuntu1.4) over (2.2.4-1ubuntu1.3) ...</text:p>
      <text:p text:style-name="Standard">Preparing to unpack .../02-gpg-wks-server_2.2.4-1ubuntu1.4_amd64.deb ...</text:p>
      <text:p text:style-name="Standard">Unpacking gpg-wks-server (2.2.4-1ubuntu1.4) over (2.2.4-1ubuntu1.3) ...</text:p>
      <text:p text:style-name="Standard">Preparing to unpack .../03-gnupg-utils_2.2.4-1ubuntu1.4_amd64.deb ...</text:p>
      <text:p text:style-name="Standard">Unpacking gnupg-utils (2.2.4-1ubuntu1.4) over (2.2.4-1ubuntu1.3) ...</text:p>
      <text:p text:style-name="Standard">Preparing to unpack .../04-gpg-agent_2.2.4-1ubuntu1.4_amd64.deb ...</text:p>
      <text:p text:style-name="Standard">Unpacking gpg-agent (2.2.4-1ubuntu1.4) over (2.2.4-1ubuntu1.3) ...</text:p>
      <text:p text:style-name="Standard">Preparing to unpack .../05-gpg_2.2.4-1ubuntu1.4_amd64.deb ...</text:p>
      <text:p text:style-name="Standard">Unpacking gpg (2.2.4-1ubuntu1.4) over (2.2.4-1ubuntu1.3) ...</text:p>
      <text:p text:style-name="Standard">Preparing to unpack .../06-gpgconf_2.2.4-1ubuntu1.4_amd64.deb ...</text:p>
      <text:p text:style-name="Standard">Unpacking gpgconf (2.2.4-1ubuntu1.4) over (2.2.4-1ubuntu1.3) ...</text:p>
      <text:p text:style-name="Standard">Preparing to unpack .../07-gnupg-l10n_2.2.4-1ubuntu1.4_all.deb ...</text:p>
      <text:p text:style-name="Standard">Unpacking gnupg-l10n (2.2.4-1ubuntu1.4) over (2.2.4-1ubuntu1.3) ...</text:p>
      <text:p text:style-name="Standard">Preparing to unpack .../08-gnupg_2.2.4-1ubuntu1.4_amd64.deb ...</text:p>
      <text:p text:style-name="Standard">Unpacking gnupg (2.2.4-1ubuntu1.4) over (2.2.4-1ubuntu1.3) ...</text:p>
      <text:p text:style-name="Standard">Preparing to unpack .../09-gpgsm_2.2.4-1ubuntu1.4_amd64.deb ...</text:p>
      <text:p text:style-name="Standard">Unpacking gpgsm (2.2.4-1ubuntu1.4) over (2.2.4-1ubuntu1.3) ...</text:p>
      <text:p text:style-name="Standard">Preparing to unpack .../10-gpgv_2.2.4-1ubuntu1.4_amd64.deb ...</text:p>
      <text:p text:style-name="Standard">Unpacking gpgv (2.2.4-1ubuntu1.4) over (2.2.4-1ubuntu1.3) ...</text:p>
      <text:p text:style-name="Standard">Setting up gpgv (2.2.4-1ubuntu1.4) ...</text:p>
      <text:p text:style-name="Standard">Selecting previously unselected package apt-transport-https.</text:p>
      <text:p text:style-name="Standard">(Reading database ... 369140 files and directories currently installed.)</text:p>
      <text:p text:style-name="Standard">Preparing to unpack .../apt-transport-https_1.6.14_all.deb ...</text:p>
      <text:p text:style-name="Standard">Unpacking apt-transport-https (1.6.14) ...</text:p>
      <text:p text:style-name="Standard">Selecting previously unselected package libcurl4:amd64.</text:p>
      <text:p text:style-name="Standard">Preparing to unpack .../libcurl4_7.58.0-2ubuntu3.14_amd64.deb ...</text:p>
      <text:p text:style-name="Standard">Unpacking libcurl4:amd64 (7.58.0-2ubuntu3.14) ...</text:p>
      <text:p text:style-name="Standard">Selecting previously unselected package curl.</text:p>
      <text:p text:style-name="Standard">Preparing to unpack .../curl_7.58.0-2ubuntu3.14_amd64.deb ...</text:p>
      <text:p text:style-name="Standard">Unpacking curl (7.58.0-2ubuntu3.14) ...</text:p>
      <text:p text:style-name="Standard">Setting up apt-transport-https (1.6.14) ...</text:p>
      <text:p text:style-name="Standard">Setting up gpgconf (2.2.4-1ubuntu1.4) ...</text:p>
      <text:p text:style-name="Standard">Setting up libcurl4:amd64 (7.58.0-2ubuntu3.14) ...</text:p>
      <text:p text:style-name="Standard">Setting up gpg-agent (2.2.4-1ubuntu1.4) ...</text:p>
      <text:p text:style-name="Standard">Setting up gnupg-l10n (2.2.4-1ubuntu1.4) ...</text:p>
      <text:p text:style-name="Standard">Setting up gpgsm (2.2.4-1ubuntu1.4) ...</text:p>
      <text:p text:style-name="Standard">Setting up gnupg-utils (2.2.4-1ubuntu1.4) ...</text:p>
      <text:p text:style-name="Standard">Setting up dirmngr (2.2.4-1ubuntu1.4) ...</text:p>
      <text:p text:style-name="Standard">Setting up gpg (2.2.4-1ubuntu1.4) ...</text:p>
      <text:p text:style-name="Standard">Setting up curl (7.58.0-2ubuntu3.14) ...</text:p>
      <text:p text:style-name="Standard">Setting up gpg-wks-server (2.2.4-1ubuntu1.4) ...</text:p>
      <text:p text:style-name="Standard">Setting up gpg-wks-client (2.2.4-1ubuntu1.4) ...</text:p>
      <text:p text:style-name="Standard"><text:soft-page-break/>Setting up gnupg (2.2.4-1ubuntu1.4) ...</text:p>
      <text:p text:style-name="Standard">Processing triggers for man-db (2.8.3-2ubuntu0.1) ...</text:p>
      <text:p text:style-name="Standard">Processing triggers for install-info (6.5.0.dfsg.1-2) ...</text:p>
      <text:p text:style-name="Standard">Processing triggers for libc-bin (2.27-3ubuntu1.4) ...</text:p>
      <text:p text:style-name="Standard">becode@becode-HP-EliteBook-8560p:~$ <text:s/>curl -fsSL https://download.docker.com/linux/ubuntu/gpg | sudo gpg --dearmor -o /usr/share/keyrings/docker-archive-keyring.gpg</text:p>
      <text:p text:style-name="Standard">gpg: WARNING: unsafe ownership on homedir '/home/becode/.gnupg'</text:p>
      <text:p text:style-name="Standard">becode@becode-HP-EliteBook-8560p:~$ <text:s/>echo \</text:p>
      <text:p text:style-name="Standard">&gt; <text:s text:c="2"/>"deb [arch=amd64 signed-by=/usr/share/keyrings/docker-archive-keyring.gpg] https://download.docker.com/linux/ubuntu \</text:p>
      <text:p text:style-name="Standard">&gt; <text:s text:c="2"/>$(lsb_release -cs) stable" | sudo tee /etc/apt/sources.list.d/docker.list &gt; /dev/null</text:p>
      <text:p text:style-name="Standard">becode@becode-HP-EliteBook-8560p:~$ <text:s/>sudo apt-get update</text:p>
      <text:p text:style-name="Standard">Hit:1 http://be.archive.ubuntu.com/ubuntu bionic InRelease</text:p>
      <text:p text:style-name="Standard">Get:2 http://be.archive.ubuntu.com/ubuntu bionic-updates InRelease [88,7 kB] <text:s text:c="2"/></text:p>
      <text:p text:style-name="Standard">Hit:3 http://dl.google.com/linux/chrome/deb stable InRelease <text:s text:c="18"/></text:p>
      <text:p text:style-name="Standard">Hit:4 http://packages.microsoft.com/repos/code stable InRelease <text:s text:c="15"/></text:p>
      <text:p text:style-name="Standard">Hit:5 https://linux.teamviewer.com/deb stable InRelease <text:s text:c="23"/></text:p>
      <text:p text:style-name="Standard">Get:6 https://download.docker.com/linux/ubuntu bionic InRelease [64,4 kB] <text:s text:c="5"/></text:p>
      <text:p text:style-name="Standard">Get:7 http://be.archive.ubuntu.com/ubuntu bionic-backports InRelease [74,6 kB] </text:p>
      <text:p text:style-name="Standard">Get:8 http://security.ubuntu.com/ubuntu bionic-security InRelease [88,7 kB] <text:s text:c="3"/></text:p>
      <text:p text:style-name="Standard">Get:9 https://download.docker.com/linux/ubuntu bionic/stable amd64 Packages [19,8 kB]</text:p>
      <text:p text:style-name="Standard">Fetched 336 kB in 1s (245 kB/s) <text:s text:c="30"/></text:p>
      <text:p text:style-name="Standard">Reading package lists... Done</text:p>
      <text:p text:style-name="Standard">W: Target Packages (main/binary-amd64/Packages) is configured multiple times in /etc/apt/sources.list.d/google-chrome-unstable.list:3 and /etc/apt/sources.list.d/google-chrome.list:3</text:p>
      <text:p text:style-name="Standard">W: Target Packages (main/binary-all/Packages) is configured multiple times in /etc/apt/sources.list.d/google-chrome-unstable.list:3 and /etc/apt/sources.list.d/google-chrome.list:3</text:p>
      <text:p text:style-name="Standard">W: Target Translations (main/i18n/Translation-en_US) is configured multiple times in /etc/apt/sources.list.d/google-chrome-unstable.list:3 and /etc/apt/sources.list.d/google-chrome.list:3</text:p>
      <text:p text:style-name="Standard">W: Target Translations (main/i18n/Translation-en) is configured multiple times in /etc/apt/sources.list.d/google-chrome-unstable.list:3 and /etc/apt/sources.list.d/google-chrome.list:3</text:p>
      <text:p text:style-name="Standard">W: Target DEP-11 (main/dep11/Components-amd64.yml) is configured multiple times in /etc/apt/sources.list.d/google-chrome-unstable.list:3 and /etc/apt/sources.list.d/google-chrome.list:3</text:p>
      <text:p text:style-name="Standard">W: Target DEP-11 (main/dep11/Components-all.yml) is configured multiple times in /etc/apt/sources.list.d/google-chrome-unstable.list:3 and /etc/apt/sources.list.d/google-chrome.list:3</text:p>
      <text:p text:style-name="Standard">W: Target DEP-11-icons-small (main/dep11/icons-48x48.tar) is configured multiple times in /etc/apt/sources.list.d/google-chrome-unstable.list:3 and /etc/apt/sources.list.d/google-chrome.list:3</text:p>
      <text:p text:style-name="Standard">W: Target DEP-11-icons (main/dep11/icons-64x64.tar) is configured multiple times in /etc/apt/sources.list.d/google-chrome-unstable.list:3 and /etc/apt/sources.list.d/google-chrome.list:3</text:p>
      <text:p text:style-name="Standard">W: Target CNF (main/cnf/Commands-amd64) is configured multiple times in /etc/apt/sources.list.d/google-chrome-unstable.list:3 and /etc/apt/sources.list.d/google-chrome.list:3</text:p>
      <text:p text:style-name="Standard">W: Target CNF (main/cnf/Commands-all) is configured multiple times in /etc/apt/sources.list.d/google-chrome-unstable.list:3 and /etc/apt/sources.list.d/google-chrome.list:3</text:p>
      <text:p text:style-name="Standard">W: Target Packages (main/binary-amd64/Packages) is configured multiple times in /etc/apt/sources.list.d/google-chrome-unstable.list:3 and /etc/apt/sources.list.d/google-chrome.list:3</text:p>
      <text:p text:style-name="Standard">W: Target Packages (main/binary-all/Packages) is configured multiple times in /etc/apt/sources.list.d/google-chrome-unstable.list:3 and /etc/apt/sources.list.d/google-chrome.list:3</text:p>
      <text:p text:style-name="Standard">W: Target Translations (main/i18n/Translation-en_US) is configured multiple times in /etc/apt/sources.list.d/google-chrome-unstable.list:3 and /etc/apt/sources.list.d/google-chrome.list:3</text:p>
      <text:p text:style-name="Standard">W: Target Translations (main/i18n/Translation-en) is configured multiple times in /etc/apt/sources.list.d/google-chrome-unstable.list:3 and /etc/apt/sources.list.d/google-chrome.list:3</text:p>
      <text:p text:style-name="Standard"><text:soft-page-break/>W: Target DEP-11 (main/dep11/Components-amd64.yml) is configured multiple times in /etc/apt/sources.list.d/google-chrome-unstable.list:3 and /etc/apt/sources.list.d/google-chrome.list:3</text:p>
      <text:p text:style-name="Standard">W: Target DEP-11 (main/dep11/Components-all.yml) is configured multiple times in /etc/apt/sources.list.d/google-chrome-unstable.list:3 and /etc/apt/sources.list.d/google-chrome.list:3</text:p>
      <text:p text:style-name="Standard">W: Target DEP-11-icons-small (main/dep11/icons-48x48.tar) is configured multiple times in /etc/apt/sources.list.d/google-chrome-unstable.list:3 and /etc/apt/sources.list.d/google-chrome.list:3</text:p>
      <text:p text:style-name="Standard">W: Target DEP-11-icons (main/dep11/icons-64x64.tar) is configured multiple times in /etc/apt/sources.list.d/google-chrome-unstable.list:3 and /etc/apt/sources.list.d/google-chrome.list:3</text:p>
      <text:p text:style-name="Standard">W: Target CNF (main/cnf/Commands-amd64) is configured multiple times in /etc/apt/sources.list.d/google-chrome-unstable.list:3 and /etc/apt/sources.list.d/google-chrome.list:3</text:p>
      <text:p text:style-name="Standard">W: Target CNF (main/cnf/Commands-all) is configured multiple times in /etc/apt/sources.list.d/google-chrome-unstable.list:3 and /etc/apt/sources.list.d/google-chrome.list:3</text:p>
      <text:p text:style-name="Standard">becode@becode-HP-EliteBook-8560p:~$ </text:p>
      <text:p text:style-name="Standard">becode@becode-HP-EliteBook-8560p:~$ <text:s/>sudo apt-get install docker-ce docker-ce-cli containerd.io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packages were automatically installed and are no longer required:</text:p>
      <text:p text:style-name="Standard"><text:s text:c="2"/>bridge-utils linux-hwe-5.4-headers-5.4.0-48 linux-hwe-5.4-headers-5.4.0-51</text:p>
      <text:p text:style-name="Standard"><text:s text:c="2"/>linux-hwe-5.4-headers-5.4.0-52 linux-hwe-5.4-headers-5.4.0-53</text:p>
      <text:p text:style-name="Standard"><text:s text:c="2"/>linux-hwe-5.4-headers-5.4.0-54 linux-hwe-5.4-headers-5.4.0-56</text:p>
      <text:p text:style-name="Standard"><text:s text:c="2"/>linux-hwe-5.4-headers-5.4.0-58 linux-hwe-5.4-headers-5.4.0-59</text:p>
      <text:p text:style-name="Standard"><text:s text:c="2"/>linux-hwe-5.4-headers-5.4.0-65 ubuntu-fan</text:p>
      <text:p text:style-name="Standard">Use 'sudo apt autoremove' to remove them.</text:p>
      <text:p text:style-name="Standard">The following additional packages will be installed:</text:p>
      <text:p text:style-name="Standard"><text:s text:c="2"/>docker-ce-rootless-extras docker-scan-plugin</text:p>
      <text:p text:style-name="Standard">Suggested packages:</text:p>
      <text:p text:style-name="Standard"><text:s text:c="2"/>aufs-tools cgroupfs-mount | cgroup-lite</text:p>
      <text:p text:style-name="Standard">Recommended packages:</text:p>
      <text:p text:style-name="Standard"><text:s text:c="2"/>slirp4netns</text:p>
      <text:p text:style-name="Standard">The following NEW packages will be installed:</text:p>
      <text:p text:style-name="Standard"><text:s text:c="2"/>containerd.io docker-ce docker-ce-cli docker-ce-rootless-extras</text:p>
      <text:p text:style-name="Standard"><text:s text:c="2"/>docker-scan-plugin</text:p>
      <text:p text:style-name="Standard">0 upgraded, 5 newly installed, 0 to remove and 127 not upgraded.</text:p>
      <text:p text:style-name="Standard">Need to get 96,6 MB of archives.</text:p>
      <text:p text:style-name="Standard">After this operation, 406 MB of additional disk space will be used.</text:p>
      <text:p text:style-name="Standard">Do you want to continue? [Y/n] y</text:p>
      <text:p text:style-name="Standard">Get:1 https://download.docker.com/linux/ubuntu bionic/stable amd64 containerd.io amd64 1.4.9-1 [24,7 MB]</text:p>
      <text:p text:style-name="Standard">Get:2 https://download.docker.com/linux/ubuntu bionic/stable amd64 docker-ce-cli amd64 5:20.10.8~3-0~ubuntu-bionic [38,8 MB]</text:p>
      <text:p text:style-name="Standard">Get:3 https://download.docker.com/linux/ubuntu bionic/stable amd64 docker-ce amd64 5:20.10.8~3-0~ubuntu-bionic [21,2 MB]</text:p>
      <text:p text:style-name="Standard">Get:4 https://download.docker.com/linux/ubuntu bionic/stable amd64 docker-ce-rootless-extras amd64 5:20.10.8~3-0~ubuntu-bionic [7.911 kB]</text:p>
      <text:p text:style-name="Standard">Get:5 https://download.docker.com/linux/ubuntu bionic/stable amd64 docker-scan-plugin amd64 0.8.0~ubuntu-bionic [3.888 kB]</text:p>
      <text:p text:style-name="Standard">Fetched 96,6 MB in 28s (3.485 kB/s) <text:s text:c="43"/></text:p>
      <text:p text:style-name="Standard">Selecting previously unselected package containerd.io.</text:p>
      <text:p text:style-name="Standard">(Reading database ... 369157 files and directories currently installed.)</text:p>
      <text:p text:style-name="Standard">Preparing to unpack .../containerd.io_1.4.9-1_amd64.deb ...</text:p>
      <text:p text:style-name="Standard">Unpacking containerd.io (1.4.9-1) ...</text:p>
      <text:p text:style-name="Standard"><text:soft-page-break/>Selecting previously unselected package docker-ce-cli.</text:p>
      <text:p text:style-name="Standard">Preparing to unpack .../docker-ce-cli_5%3a20.10.8~3-0~ubuntu-bionic_amd64.deb ...</text:p>
      <text:p text:style-name="Standard">Unpacking docker-ce-cli (5:20.10.8~3-0~ubuntu-bionic) ...</text:p>
      <text:p text:style-name="Standard">Selecting previously unselected package docker-ce.</text:p>
      <text:p text:style-name="Standard">Preparing to unpack .../docker-ce_5%3a20.10.8~3-0~ubuntu-bionic_amd64.deb ...</text:p>
      <text:p text:style-name="Standard">Unpacking docker-ce (5:20.10.8~3-0~ubuntu-bionic) ...</text:p>
      <text:p text:style-name="Standard">Selecting previously unselected package docker-ce-rootless-extras.</text:p>
      <text:p text:style-name="Standard">Preparing to unpack .../docker-ce-rootless-extras_5%3a20.10.8~3-0~ubuntu-bionic_amd64.deb ...</text:p>
      <text:p text:style-name="Standard">Unpacking docker-ce-rootless-extras (5:20.10.8~3-0~ubuntu-bionic) ...</text:p>
      <text:p text:style-name="Standard">Selecting previously unselected package docker-scan-plugin.</text:p>
      <text:p text:style-name="Standard">Preparing to unpack .../docker-scan-plugin_0.8.0~ubuntu-bionic_amd64.deb ...</text:p>
      <text:p text:style-name="Standard">Unpacking docker-scan-plugin (0.8.0~ubuntu-bionic) ...</text:p>
      <text:p text:style-name="Standard">Setting up containerd.io (1.4.9-1) ...</text:p>
      <text:p text:style-name="Standard">Setting up docker-ce-rootless-extras (5:20.10.8~3-0~ubuntu-bionic) ...</text:p>
      <text:p text:style-name="Standard">Setting up docker-scan-plugin (0.8.0~ubuntu-bionic) ...</text:p>
      <text:p text:style-name="Standard">Setting up docker-ce-cli (5:20.10.8~3-0~ubuntu-bionic) ...</text:p>
      <text:p text:style-name="Standard">Setting up docker-ce (5:20.10.8~3-0~ubuntu-bionic) ...</text:p>
      <text:p text:style-name="Standard">Processing triggers for systemd (237-3ubuntu10.44) ...</text:p>
      <text:p text:style-name="Standard">Processing triggers for man-db (2.8.3-2ubuntu0.1) ...</text:p>
      <text:p text:style-name="Standard">Processing triggers for ureadahead (0.100.0-21) ...</text:p>
      <text:p text:style-name="Standard">becode@becode-HP-EliteBook-8560p:~$ <text:s/>sudo docker run hello-world</text:p>
      <text:p text:style-name="Standard">Unable to find image 'hello-world:latest' locally</text:p>
      <text:p text:style-name="Standard">latest: Pulling from library/hello-world</text:p>
      <text:p text:style-name="Standard">b8dfde127a29: Pull complete </text:p>
      <text:p text:style-name="Standard">Digest: sha256:0fe98d7debd9049c50b597ef1f85b7c1e8cc81f59c8d623fcb2250e8bec85b38</text:p>
      <text:p text:style-name="Standard">Status: Downloaded newer image for hello-world:latest</text:p>
      <text:p text:style-name="Standard"/>
      <text:p text:style-name="Standard">Hello from Docker!</text:p>
      <text:p text:style-name="Standard">This message shows that your installation appears to be working correctly.</text:p>
      <text:p text:style-name="Standard"/>
      <text:p text:style-name="Standard">To generate this message, Docker took the following steps:</text:p>
      <text:p text:style-name="Standard"><text:s/>1. The Docker client contacted the Docker daemon.</text:p>
      <text:p text:style-name="Standard"><text:s/>2. The Docker daemon pulled the "hello-world" image from the Docker Hub.</text:p>
      <text:p text:style-name="Standard"><text:s text:c="4"/>(amd64)</text:p>
      <text:p text:style-name="Standard"><text:s/>3. The Docker daemon created a new container from that image which runs the</text:p>
      <text:p text:style-name="Standard"><text:s text:c="4"/>executable that produces the output you are currently reading.</text:p>
      <text:p text:style-name="Standard"><text:s/>4. The Docker daemon streamed that output to the Docker client, which sent it</text:p>
      <text:p text:style-name="Standard"><text:s text:c="4"/>to your terminal.</text:p>
      <text:p text:style-name="Standard"/>
      <text:p text:style-name="Standard">To try something more ambitious, you can run an Ubuntu container with:</text:p>
      <text:p text:style-name="Standard"><text:s/>$ docker run -it ubuntu bash</text:p>
      <text:p text:style-name="Standard"/>
      <text:p text:style-name="Standard">Share images, automate workflows, and more with a free Docker ID:</text:p>
      <text:p text:style-name="Standard"><text:s/>https://hub.docker.com/</text:p>
      <text:p text:style-name="Standard"/>
      <text:p text:style-name="Standard">For more examples and ideas, visit:</text:p>
      <text:p text:style-name="Standard"><text:s/>https://docs.docker.com/get-started/</text:p>
      <text:p text:style-name="Standard"/>
      <text:p text:style-name="Standard">becode@becode-HP-EliteBook-8560p:~$ docker version</text:p>
      <text:p text:style-name="Standard">Client: Docker Engine - Community</text:p>
      <text:p text:style-name="Standard"><text:s/>Version: <text:s text:c="10"/>20.10.8</text:p>
      <text:p text:style-name="Standard"><text:s/>API version: <text:s text:c="6"/>1.41</text:p>
      <text:p text:style-name="Standard"><text:soft-page-break/><text:s/>Go version: <text:s text:c="7"/>go1.16.6</text:p>
      <text:p text:style-name="Standard"><text:s/>Git commit: <text:s text:c="7"/>3967b7d</text:p>
      <text:p text:style-name="Standard"><text:s/>Built: <text:s text:c="12"/>Fri Jul 30 19:54:08 2021</text:p>
      <text:p text:style-name="Standard"><text:s/>OS/Arch: <text:s text:c="10"/>linux/amd64</text:p>
      <text:p text:style-name="Standard"><text:s/>Context: <text:s text:c="10"/>default</text:p>
      <text:p text:style-name="Standard"><text:s/>Experimental: <text:s text:c="5"/>true</text:p>
      <text:p text:style-name="Standard">Got permission denied while trying to connect to the Docker daemon socket at unix:///var/run/docker.sock: Get "http://%2Fvar%2Frun%2Fdocker.sock/v1.24/version": dial unix /var/run/docker.sock: connect: permission denied</text:p>
      <text:p text:style-name="Standard">becode@becode-HP-EliteBook-8560p:~$ docker ps</text:p>
      <text:p text:style-name="Standard">Got permission denied while trying to connect to the Docker daemon socket at unix:///var/run/docker.sock: Get "http://%2Fvar%2Frun%2Fdocker.sock/v1.24/containers/json": dial unix /var/run/docker.sock: connect: permission denied</text:p>
      <text:p text:style-name="Standard">becode@becode-HP-EliteBook-8560p:~$ docker images</text:p>
      <text:p text:style-name="Standard">Got permission denied while trying to connect to the Docker daemon socket at unix:///var/run/docker.sock: Get "http://%2Fvar%2Frun%2Fdocker.sock/v1.24/images/json": dial unix /var/run/docker.sock: connect: permission denied</text:p>
      <text:p text:style-name="Standard">becode@becode-HP-EliteBook-8560p:~$ sudo docker version</text:p>
      <text:p text:style-name="Standard">Client: Docker Engine - Community</text:p>
      <text:p text:style-name="Standard"><text:s/>Version: <text:s text:c="10"/>20.10.8</text:p>
      <text:p text:style-name="Standard"><text:s/>API version: <text:s text:c="6"/>1.41</text:p>
      <text:p text:style-name="Standard"><text:s/>Go version: <text:s text:c="7"/>go1.16.6</text:p>
      <text:p text:style-name="Standard"><text:s/>Git commit: <text:s text:c="7"/>3967b7d</text:p>
      <text:p text:style-name="Standard"><text:s/>Built: <text:s text:c="12"/>Fri Jul 30 19:54:08 2021</text:p>
      <text:p text:style-name="Standard"><text:s/>OS/Arch: <text:s text:c="10"/>linux/amd64</text:p>
      <text:p text:style-name="Standard"><text:s/>Context: <text:s text:c="10"/>default</text:p>
      <text:p text:style-name="Standard"><text:s/>Experimental: <text:s text:c="5"/>true</text:p>
      <text:p text:style-name="Standard"/>
      <text:p text:style-name="Standard">Server: Docker Engine - Community</text:p>
      <text:p text:style-name="Standard"><text:s/>Engine:</text:p>
      <text:p text:style-name="Standard"><text:s text:c="2"/>Version: <text:s text:c="9"/>20.10.8</text:p>
      <text:p text:style-name="Standard"><text:s text:c="2"/>API version: <text:s text:c="5"/>1.41 (minimum version 1.12)</text:p>
      <text:p text:style-name="Standard"><text:s text:c="2"/>Go version: <text:s text:c="6"/>go1.16.6</text:p>
      <text:p text:style-name="Standard"><text:s text:c="2"/>Git commit: <text:s text:c="6"/>75249d8</text:p>
      <text:p text:style-name="Standard"><text:s text:c="2"/>Built: <text:s text:c="11"/>Fri Jul 30 19:52:16 2021</text:p>
      <text:p text:style-name="Standard"><text:s text:c="2"/>OS/Arch: <text:s text:c="9"/>linux/amd64</text:p>
      <text:p text:style-name="Standard"><text:s text:c="2"/>Experimental: <text:s text:c="4"/>false</text:p>
      <text:p text:style-name="Standard"><text:s/>containerd:</text:p>
      <text:p text:style-name="Standard"><text:s text:c="2"/>Version: <text:s text:c="9"/>1.4.9</text:p>
      <text:p text:style-name="Standard"><text:s text:c="2"/>GitCommit: <text:s text:c="7"/>e25210fe30a0a703442421b0f60afac609f950a3</text:p>
      <text:p text:style-name="Standard"><text:s/>runc:</text:p>
      <text:p text:style-name="Standard"><text:s text:c="2"/>Version: <text:s text:c="9"/>1.0.1</text:p>
      <text:p text:style-name="Standard"><text:s text:c="2"/>GitCommit: <text:s text:c="7"/>v1.0.1-0-g4144b63</text:p>
      <text:p text:style-name="Standard"><text:s/>docker-init:</text:p>
      <text:p text:style-name="Standard"><text:s text:c="2"/>Version: <text:s text:c="9"/>0.19.0</text:p>
      <text:p text:style-name="Standard"><text:s text:c="2"/>GitCommit: <text:s text:c="7"/>de40ad0</text:p>
      <text:p text:style-name="Standard">becode@becode-HP-EliteBook-8560p:~$ sudo docker ps</text:p>
      <text:p text:style-name="Standard">CONTAINER ID <text:s text:c="2"/>IMAGE <text:s text:c="4"/>COMMAND <text:s text:c="2"/>CREATED <text:s text:c="2"/>STATUS <text:s text:c="3"/>PORTS <text:s text:c="4"/>NAMES</text:p>
      <text:p text:style-name="Standard">becode@becode-HP-EliteBook-8560p:~$ docker images</text:p>
      <text:p text:style-name="Standard">Got permission denied while trying to connect to the Docker daemon socket at unix:///var/run/docker.sock: Get "http://%2Fvar%2Frun%2Fdocker.sock/v1.24/images/json": dial unix /var/run/docker.sock: connect: permission denied</text:p>
      <text:p text:style-name="Standard"><text:soft-page-break/>becode@becode-HP-EliteBook-8560p:~$ sudo docker images</text:p>
      <text:p text:style-name="Standard">REPOSITORY <text:s text:c="3"/>TAG <text:s text:c="6"/>IMAGE ID <text:s text:c="6"/>CREATED <text:s text:c="7"/>SIZE</text:p>
      <text:p text:style-name="Standard">hello-world <text:s text:c="2"/>latest <text:s text:c="3"/>d1165f221234 <text:s text:c="2"/>5 months ago <text:s text:c="2"/>13.3kB</text:p>
      <text:p text:style-name="Standard">becode@becode-HP-EliteBook-8560p:~$ ls </text:p>
      <text:p text:style-name="Standard">Desktop <text:s text:c="3"/>Downloads <text:s text:c="8"/>Music <text:s text:c="4"/>Public <text:s/>Templates</text:p>
      <text:p text:style-name="Standard">Documents <text:s/>examples.desktop <text:s/>Pictures <text:s/>snap <text:s text:c="3"/>Videos</text:p>
      <text:p text:style-name="Standard">becode@becode-HP-EliteBook-8560p:~$ mkdir heba</text:p>
      <text:p text:style-name="Standard">becode@becode-HP-EliteBook-8560p:~$ cd heba</text:p>
      <text:p text:style-name="Standard">becode@becode-HP-EliteBook-8560p:~/heba$ touch Dockerfile</text:p>
      <text:p text:style-name="Standard">becode@becode-HP-EliteBook-8560p:~/heba$ gedit Dockerfile </text:p>
      <text:p text:style-name="Standard">becode@becode-HP-EliteBook-8560p:~/heba$ sudo docker build . -t hello</text:p>
      <text:p text:style-name="Standard">[sudo] password for becode: </text:p>
      <text:p text:style-name="Standard">Sending build context to Docker daemon <text:s/>3.072kB</text:p>
      <text:p text:style-name="Standard">Step 1/6 : FROM Python:3.9</text:p>
      <text:p text:style-name="Standard">invalid reference format: repository name must be lowercase</text:p>
      <text:p text:style-name="Standard">becode@becode-HP-EliteBook-8560p:~/heba$ sudo docker build . -t hello</text:p>
      <text:p text:style-name="Standard">Sending build context to Docker daemon <text:s/>3.072kB</text:p>
      <text:p text:style-name="Standard">Step 1/6 : FROM python:3.9</text:p>
      <text:p text:style-name="Standard">3.9: Pulling from library/python</text:p>
      <text:p text:style-name="Standard">4c25b3090c26: Pull complete </text:p>
      <text:p text:style-name="Standard">1acf565088aa: Pull complete </text:p>
      <text:p text:style-name="Standard">b95c0dd0dc0d: Pull complete </text:p>
      <text:p text:style-name="Standard">5cf06daf6561: Pull complete </text:p>
      <text:p text:style-name="Standard">942374d5c114: Pull complete </text:p>
      <text:p text:style-name="Standard">64c0f10e4cfa: Pull complete </text:p>
      <text:p text:style-name="Standard">76571888410b: Pull complete </text:p>
      <text:p text:style-name="Standard">5e88ca15437b: Pull complete </text:p>
      <text:p text:style-name="Standard">0ab5ec771994: Pull complete </text:p>
      <text:p text:style-name="Standard">Digest: sha256:8f642902ba368481c9aca0a100f08daf93793c6fa14d3002253ea3cd210383a7</text:p>
      <text:p text:style-name="Standard">Status: Downloaded newer image for python:3.9</text:p>
      <text:p text:style-name="Standard"><text:s/>---&gt; 1e76b28bfd4e</text:p>
      <text:p text:style-name="Standard">Step 2/6 : RUN mkdir /app</text:p>
      <text:p text:style-name="Standard"><text:s/>---&gt; Running in 39ecc8cd8ab9</text:p>
      <text:p text:style-name="Standard">Removing intermediate container 39ecc8cd8ab9</text:p>
      <text:p text:style-name="Standard"><text:s/>---&gt; dba9bc67aa4a</text:p>
      <text:p text:style-name="Standard">Step 3/6 : RUN mkdir /app/code</text:p>
      <text:p text:style-name="Standard"><text:s/>---&gt; Running in 20e8a4517640</text:p>
      <text:p text:style-name="Standard">Removing intermediate container 20e8a4517640</text:p>
      <text:p text:style-name="Standard"><text:s/>---&gt; 22fd8e8eb17b</text:p>
      <text:p text:style-name="Standard">Step 4/6 : COPY hello_world.py /app/code/hello_world.py</text:p>
      <text:p text:style-name="Standard"><text:s/>---&gt; 95f5d6eebeca</text:p>
      <text:p text:style-name="Standard">Step 5/6 : WORKDIR /app</text:p>
      <text:p text:style-name="Standard"><text:s/>---&gt; Running in be2ae7b09bb8</text:p>
      <text:p text:style-name="Standard">Removing intermediate container be2ae7b09bb8</text:p>
      <text:p text:style-name="Standard"><text:s/>---&gt; 63fd032afa1b</text:p>
      <text:p text:style-name="Standard">Step 6/6 : CMD ["python", "code/hello_world.py"]</text:p>
      <text:p text:style-name="Standard"><text:s/>---&gt; Running in ddcfaf73abc3</text:p>
      <text:p text:style-name="Standard">Removing intermediate container ddcfaf73abc3</text:p>
      <text:p text:style-name="Standard"><text:s/>---&gt; b56b47808041</text:p>
      <text:p text:style-name="Standard">Successfully built b56b47808041</text:p>
      <text:p text:style-name="Standard">Successfully tagged hello:latest</text:p>
      <text:p text:style-name="Standard">becode@becode-HP-EliteBook-8560p:~/heba$ sudo docker . -t another_image:v1.0</text:p>
      <text:p text:style-name="Standard"><text:soft-page-break/>unknown shorthand flag: 't' in -t</text:p>
      <text:p text:style-name="Standard">See 'docker --help'.</text:p>
      <text:p text:style-name="Standard"/>
      <text:p text:style-name="Standard">Usage: <text:s/>docker [OPTIONS] COMMAND</text:p>
      <text:p text:style-name="Standard"/>
      <text:p text:style-name="Standard">A self-sufficient runtime for containers</text:p>
      <text:p text:style-name="Standard"/>
      <text:p text:style-name="Standard">Options:</text:p>
      <text:p text:style-name="Standard"><text:s text:c="6"/>--config string <text:s text:c="5"/>Location of client config files (default "/home/becode/.docker")</text:p>
      <text:p text:style-name="Standard"><text:s text:c="2"/>-c, --context string <text:s text:c="4"/>Name of the context to use to connect to the daemon (overrides DOCKER_HOST</text:p>
      <text:p text:style-name="Standard"><text:s text:c="27"/>env var and default context set with "docker context use")</text:p>
      <text:p text:style-name="Standard"><text:s text:c="2"/>-D, --debug <text:s text:c="13"/>Enable debug mode</text:p>
      <text:p text:style-name="Standard"><text:s text:c="2"/>-H, --host list <text:s text:c="9"/>Daemon socket(s) to connect to</text:p>
      <text:p text:style-name="Standard"><text:s text:c="2"/>-l, --log-level string <text:s text:c="2"/>Set the logging level ("debug"|"info"|"warn"|"error"|"fatal") (default "info")</text:p>
      <text:p text:style-name="Standard"><text:s text:c="6"/>--tls <text:s text:c="15"/>Use TLS; implied by --tlsverify</text:p>
      <text:p text:style-name="Standard"><text:s text:c="6"/>--tlscacert string <text:s text:c="2"/>Trust certs signed only by this CA (default "/home/becode/.docker/ca.pem")</text:p>
      <text:p text:style-name="Standard"><text:s text:c="6"/>--tlscert string <text:s text:c="4"/>Path to TLS certificate file (default "/home/becode/.docker/cert.pem")</text:p>
      <text:p text:style-name="Standard"><text:s text:c="6"/>--tlskey string <text:s text:c="5"/>Path to TLS key file (default "/home/becode/.docker/key.pem")</text:p>
      <text:p text:style-name="Standard"><text:s text:c="6"/>--tlsverify <text:s text:c="9"/>Use TLS and verify the remote</text:p>
      <text:p text:style-name="Standard"><text:s text:c="2"/>-v, --version <text:s text:c="11"/>Print version information and quit</text:p>
      <text:p text:style-name="Standard"/>
      <text:p text:style-name="Standard">Management Commands:</text:p>
      <text:p text:style-name="Standard"><text:s text:c="2"/>app* <text:s text:c="7"/>Docker App (Docker Inc., v0.9.1-beta3)</text:p>
      <text:p text:style-name="Standard"><text:s text:c="2"/>builder <text:s text:c="4"/>Manage builds</text:p>
      <text:p text:style-name="Standard"><text:s text:c="2"/>buildx* <text:s text:c="4"/>Build with BuildKit (Docker Inc., v0.6.1-docker)</text:p>
      <text:p text:style-name="Standard"><text:s text:c="2"/>config <text:s text:c="5"/>Manage Docker configs</text:p>
      <text:p text:style-name="Standard"><text:s text:c="2"/>container <text:s text:c="2"/>Manage containers</text:p>
      <text:p text:style-name="Standard"><text:s text:c="2"/>context <text:s text:c="4"/>Manage contexts</text:p>
      <text:p text:style-name="Standard"><text:s text:c="2"/>image <text:s text:c="6"/>Manage images</text:p>
      <text:p text:style-name="Standard"><text:s text:c="2"/>manifest <text:s text:c="3"/>Manage Docker image manifests and manifest lists</text:p>
      <text:p text:style-name="Standard"><text:s text:c="2"/>network <text:s text:c="4"/>Manage networks</text:p>
      <text:p text:style-name="Standard"><text:s text:c="2"/>node <text:s text:c="7"/>Manage Swarm nodes</text:p>
      <text:p text:style-name="Standard"><text:s text:c="2"/>plugin <text:s text:c="5"/>Manage plugins</text:p>
      <text:p text:style-name="Standard"><text:s text:c="2"/>scan* <text:s text:c="6"/>Docker Scan (Docker Inc., v0.8.0)</text:p>
      <text:p text:style-name="Standard"><text:s text:c="2"/>secret <text:s text:c="5"/>Manage Docker secrets</text:p>
      <text:p text:style-name="Standard"><text:s text:c="2"/>service <text:s text:c="4"/>Manage services</text:p>
      <text:p text:style-name="Standard"><text:s text:c="2"/>stack <text:s text:c="6"/>Manage Docker stacks</text:p>
      <text:p text:style-name="Standard"><text:s text:c="2"/>swarm <text:s text:c="6"/>Manage Swarm</text:p>
      <text:p text:style-name="Standard"><text:s text:c="2"/>system <text:s text:c="5"/>Manage Docker</text:p>
      <text:p text:style-name="Standard"><text:s text:c="2"/>trust <text:s text:c="6"/>Manage trust on Docker images</text:p>
      <text:p text:style-name="Standard"><text:s text:c="2"/>volume <text:s text:c="5"/>Manage volumes</text:p>
      <text:p text:style-name="Standard"/>
      <text:p text:style-name="Standard">Commands:</text:p>
      <text:p text:style-name="Standard"><text:s text:c="2"/>attach <text:s text:c="5"/>Attach local standard input, output, and error streams to a running container</text:p>
      <text:p text:style-name="Standard"><text:s text:c="2"/>build <text:s text:c="6"/>Build an image from a Dockerfile</text:p>
      <text:p text:style-name="Standard"><text:s text:c="2"/>commit <text:s text:c="5"/>Create a new image from a container's changes</text:p>
      <text:p text:style-name="Standard"><text:s text:c="2"/>cp <text:s text:c="9"/>Copy files/folders between a container and the local filesystem</text:p>
      <text:p text:style-name="Standard"><text:s text:c="2"/>create <text:s text:c="5"/>Create a new container</text:p>
      <text:p text:style-name="Standard"><text:s text:c="2"/>diff <text:s text:c="7"/>Inspect changes to files or directories on a container's filesystem</text:p>
      <text:p text:style-name="Standard"><text:s text:c="2"/>events <text:s text:c="5"/>Get real time events from the server</text:p>
      <text:p text:style-name="Standard"><text:s text:c="2"/>exec <text:s text:c="7"/>Run a command in a running container</text:p>
      <text:p text:style-name="Standard"><text:soft-page-break/><text:s text:c="2"/>export <text:s text:c="5"/>Export a container's filesystem as a tar archive</text:p>
      <text:p text:style-name="Standard"><text:s text:c="2"/>history <text:s text:c="4"/>Show the history of an image</text:p>
      <text:p text:style-name="Standard"><text:s text:c="2"/>images <text:s text:c="5"/>List images</text:p>
      <text:p text:style-name="Standard"><text:s text:c="2"/>import <text:s text:c="5"/>Import the contents from a tarball to create a filesystem image</text:p>
      <text:p text:style-name="Standard"><text:s text:c="2"/>info <text:s text:c="7"/>Display system-wide information</text:p>
      <text:p text:style-name="Standard"><text:s text:c="2"/>inspect <text:s text:c="4"/>Return low-level information on Docker objects</text:p>
      <text:p text:style-name="Standard"><text:s text:c="2"/>kill <text:s text:c="7"/>Kill one or more running containers</text:p>
      <text:p text:style-name="Standard"><text:s text:c="2"/>load <text:s text:c="7"/>Load an image from a tar archive or STDIN</text:p>
      <text:p text:style-name="Standard"><text:s text:c="2"/>login <text:s text:c="6"/>Log in to a Docker registry</text:p>
      <text:p text:style-name="Standard"><text:s text:c="2"/>logout <text:s text:c="5"/>Log out from a Docker registry</text:p>
      <text:p text:style-name="Standard"><text:s text:c="2"/>logs <text:s text:c="7"/>Fetch the logs of a container</text:p>
      <text:p text:style-name="Standard"><text:s text:c="2"/>pause <text:s text:c="6"/>Pause all processes within one or more containers</text:p>
      <text:p text:style-name="Standard"><text:s text:c="2"/>port <text:s text:c="7"/>List port mappings or a specific mapping for the container</text:p>
      <text:p text:style-name="Standard"><text:s text:c="2"/>ps <text:s text:c="9"/>List containers</text:p>
      <text:p text:style-name="Standard"><text:s text:c="2"/>pull <text:s text:c="7"/>Pull an image or a repository from a registry</text:p>
      <text:p text:style-name="Standard"><text:s text:c="2"/>push <text:s text:c="7"/>Push an image or a repository to a registry</text:p>
      <text:p text:style-name="Standard"><text:s text:c="2"/>rename <text:s text:c="5"/>Rename a container</text:p>
      <text:p text:style-name="Standard"><text:s text:c="2"/>restart <text:s text:c="4"/>Restart one or more containers</text:p>
      <text:p text:style-name="Standard"><text:s text:c="2"/>rm <text:s text:c="9"/>Remove one or more containers</text:p>
      <text:p text:style-name="Standard"><text:s text:c="2"/>rmi <text:s text:c="8"/>Remove one or more images</text:p>
      <text:p text:style-name="Standard"><text:s text:c="2"/>run <text:s text:c="8"/>Run a command in a new container</text:p>
      <text:p text:style-name="Standard"><text:s text:c="2"/>save <text:s text:c="7"/>Save one or more images to a tar archive (streamed to STDOUT by default)</text:p>
      <text:p text:style-name="Standard"><text:s text:c="2"/>search <text:s text:c="5"/>Search the Docker Hub for images</text:p>
      <text:p text:style-name="Standard"><text:s text:c="2"/>start <text:s text:c="6"/>Start one or more stopped containers</text:p>
      <text:p text:style-name="Standard"><text:s text:c="2"/>stats <text:s text:c="6"/>Display a live stream of container(s) resource usage statistics</text:p>
      <text:p text:style-name="Standard"><text:s text:c="2"/>stop <text:s text:c="7"/>Stop one or more running containers</text:p>
      <text:p text:style-name="Standard"><text:s text:c="2"/>tag <text:s text:c="8"/>Create a tag TARGET_IMAGE that refers to SOURCE_IMAGE</text:p>
      <text:p text:style-name="Standard"><text:s text:c="2"/>top <text:s text:c="8"/>Display the running processes of a container</text:p>
      <text:p text:style-name="Standard"><text:s text:c="2"/>unpause <text:s text:c="4"/>Unpause all processes within one or more containers</text:p>
      <text:p text:style-name="Standard"><text:s text:c="2"/>update <text:s text:c="5"/>Update configuration of one or more containers</text:p>
      <text:p text:style-name="Standard"><text:s text:c="2"/>version <text:s text:c="4"/>Show the Docker version information</text:p>
      <text:p text:style-name="Standard"><text:s text:c="2"/>wait <text:s text:c="7"/>Block until one or more containers stop, then print their exit codes</text:p>
      <text:p text:style-name="Standard"/>
      <text:p text:style-name="Standard">Run 'docker COMMAND --help' for more information on a command.</text:p>
      <text:p text:style-name="Standard"/>
      <text:p text:style-name="Standard">To get more help with docker, check out our guides at https://docs.docker.com/go/guides/</text:p>
      <text:p text:style-name="Standard"/>
      <text:p text:style-name="Standard">becode@becode-HP-EliteBook-8560p:~/heba$ sudo docker image ls</text:p>
      <text:p text:style-name="Standard">REPOSITORY <text:s text:c="3"/>TAG <text:s text:c="6"/>IMAGE ID <text:s text:c="6"/>CREATED <text:s text:c="8"/>SIZE</text:p>
      <text:p text:style-name="Standard">hello <text:s text:c="8"/>latest <text:s text:c="3"/>b56b47808041 <text:s text:c="2"/>4 minutes ago <text:s text:c="2"/>911MB</text:p>
      <text:p text:style-name="Standard">python <text:s text:c="7"/>3.9 <text:s text:c="6"/>1e76b28bfd4e <text:s text:c="2"/>45 hours ago <text:s text:c="3"/>911MB</text:p>
      <text:p text:style-name="Standard">hello-world <text:s text:c="2"/>latest <text:s text:c="3"/>d1165f221234 <text:s text:c="2"/>5 months ago <text:s text:c="3"/>13.3kB</text:p>
      <text:p text:style-name="Standard">becode@becode-HP-EliteBook-8560p:~/heba$ mkdi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14:45:56.986197325</meta:creation-date>
    <dc:title>Default</dc:title>
    <meta:editing-cycles>2</meta:editing-cycles>
    <meta:generator>LibreOffice/6.0.7.3$Linux_X86_64 LibreOffice_project/00m0$Build-3</meta:generator>
    <meta:editing-duration>PT1M7S</meta:editing-duration>
    <dc:date>2021-08-19T14:47:03.423931278</dc:date>
    <meta:document-statistic meta:table-count="0" meta:image-count="0" meta:object-count="0" meta:page-count="12" meta:paragraph-count="509" meta:word-count="3187" meta:character-count="34630" meta:non-whitespace-character-count="30347"/>
    <meta:template xlink:type="simple" xlink:actuate="onRequest" xlink:title="Default" xlink:href="../../../../usr/lib/libreoffice/share/template/common/styles/Default.ott" meta:date="2021-08-19T14:45:56.638693638"/>
  </office:meta>
</office:document-meta>
</file>